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5d403" officeooo:paragraph-rsid="0015d403"/>
    </style:style>
    <style:style style:name="P2" style:family="paragraph" style:parent-style-name="Standard" style:list-style-name="L1">
      <style:text-properties officeooo:rsid="0015d403" officeooo:paragraph-rsid="0015d403"/>
    </style:style>
    <style:style style:name="P3" style:family="paragraph" style:parent-style-name="Standard" style:list-style-name="L1">
      <style:text-properties officeooo:rsid="0017b5a4" officeooo:paragraph-rsid="0017b5a4"/>
    </style:style>
    <style:style style:name="P4" style:family="paragraph" style:parent-style-name="Standard" style:list-style-name="L1">
      <style:text-properties officeooo:rsid="0019584d" officeooo:paragraph-rsid="0019584d"/>
    </style:style>
    <style:style style:name="P5" style:family="paragraph" style:parent-style-name="Standard" style:list-style-name="L1">
      <style:text-properties officeooo:rsid="00199ba0" officeooo:paragraph-rsid="00199ba0"/>
    </style:style>
    <style:style style:name="T1" style:family="text">
      <style:text-properties officeooo:rsid="0018e3ad"/>
    </style:style>
    <style:style style:name="T2" style:family="text">
      <style:text-properties officeooo:rsid="0019584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2/09/2023</text:p>
      <text:p text:style-name="P1">Kitkat</text:p>
      <text:p text:style-name="P1">4D Fundamentals.</text:p>
      <text:p text:style-name="P1">The Room of Silence</text:p>
      <text:p text:style-name="P1"/>
      <text:list xml:id="list2603941511" text:style-name="L1">
        <text:list-item>
          <text:p text:style-name="P2">The Room of Silence (2020).</text:p>
          <text:list>
            <text:list-item>
              <text:p text:style-name="P2">Student film.</text:p>
            </text:list-item>
            <text:list-item>
              <text:p text:style-name="P2">How to act during critiques. </text:p>
            </text:list-item>
            <text:list-item>
              <text:p text:style-name="P2">How does race effect art students.</text:p>
              <text:list>
                <text:list-item>
                  <text:p text:style-name="P2">People comment on accents. </text:p>
                </text:list-item>
                <text:list-item>
                  <text:p text:style-name="P2">People of color tend to feel other.</text:p>
                </text:list-item>
              </text:list>
            </text:list-item>
            <text:list-item>
              <text:p text:style-name="P2">The room of silence.</text:p>
              <text:list>
                <text:list-item>
                  <text:p text:style-name="P2">When a minority artist presents art pertaining to their experience.</text:p>
                </text:list-item>
                <text:list-item>
                  <text:p text:style-name="P2">the majority artist doesn’t know how to comment, doesn’t want to comment, or comments offensively. </text:p>
                  <text:list>
                    <text:list-item>
                      <text:p text:style-name="P2">People comments on aesthetic <text:span text:style-name="T1">and formal </text:span>elements such as color or composition, rather than engage with the message of the art. </text:p>
                    </text:list-item>
                    <text:list-item>
                      <text:p text:style-name="P2">Artist want comments. Fear of the critique coming off as offense I’ve counter to the artists desires. </text:p>
                    </text:list-item>
                    <text:list-item>
                      <text:p text:style-name="P3">Art students, especially majority students, lack a critical framework for discussing minority issues. </text:p>
                    </text:list-item>
                    <text:list-item>
                      <text:p text:style-name="P5">Minor artists can seem to get angry when they try to get critique on their work.</text:p>
                      <text:list>
                        <text:list-item>
                          <text:p text:style-name="P5">Tone policing. </text:p>
                        </text:list-item>
                      </text:list>
                    </text:list-item>
                  </text:list>
                </text:list-item>
                <text:list-item>
                  <text:p text:style-name="P2">Artists are encouraged to pick ‘simpler’ topics, or topics that the majority artist is comfy engaging with.</text:p>
                </text:list-item>
                <text:list-item>
                  <text:p text:style-name="P2">In a critique for a film trying to say that not all Asian woman look east Asian, a student said that the model didn’t look Asian enough. </text:p>
                </text:list-item>
              </text:list>
            </text:list-item>
            <text:list-item>
              <text:p text:style-name="P3">Race issue in art history.</text:p>
              <text:list>
                <text:list-item>
                  <text:p text:style-name="P3">African art, if represented, usually presents in a monolithic and prehistoric lens.</text:p>
                  <text:list>
                    <text:list-item>
                      <text:p text:style-name="P3">With European art, professors know extensive knowledge of every country and artist. </text:p>
                    </text:list-item>
                  </text:list>
                </text:list-item>
              </text:list>
            </text:list-item>
            <text:list-item>
              <text:p text:style-name="P3">Faculty.</text:p>
              <text:list>
                <text:list-item>
                  <text:p text:style-name="P3">Often are unfamiliar with minority art history. </text:p>
                </text:list-item>
                <text:list-item>
                  <text:p text:style-name="P3">Often struggle to engage with minority students.</text:p>
                  <text:list>
                    <text:list-item>
                      <text:p text:style-name="P3">One professor didn’t understand why a student <text:span text:style-name="T2">of color </text:span>was upset, until another white student told the professor to check their privilege. </text:p>
                    </text:list-item>
                  </text:list>
                </text:list-item>
              </text:list>
            </text:list-item>
            <text:list-item>
              <text:p text:style-name="P4">Affirmative action.</text:p>
              <text:list>
                <text:list-item>
                  <text:p text:style-name="P4">Minorities are often represented as a diversity quota. </text:p>
                  <text:list>
                    <text:list-item>
                      <text:p text:style-name="P4">Getting minimized to a ethnicity. </text:p>
                    </text:list-item>
                  </text:list>
                </text:list-item>
                <text:list-item>
                  <text:p text:style-name="P4">Minority students are often suspected of having gotten in with undo favor.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5:42:41.041410911</meta:creation-date>
    <dc:date>2023-02-09T16:04:21.528299524</dc:date>
    <meta:editing-duration>PT21M38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299" meta:character-count="1745" meta:non-whitespace-character-count="1490"/>
  </office:meta>
</office:document-meta>
</file>